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Lohit Devanagari" svg:font-family="'Lohit Devanagari'" style:font-pitch="variable"/>
    <style:font-face style:name="Ubuntu" svg:font-family="Ubuntu"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516cm" table:align="left"/>
    </style:style>
    <style:style style:name="Table1.A" style:family="table-column">
      <style:table-column-properties style:column-width="7.516cm"/>
    </style:style>
    <style:style style:name="Table1.A1" style:family="table-cell">
      <style:table-cell-properties style:vertical-align="middle" fo:background-color="#eeeeee" fo:padding="0cm" fo:border="none">
        <style:background-image/>
      </style:table-cell-properties>
    </style:style>
    <style:style style:name="Table2" style:family="table">
      <style:table-properties style:width="7.516cm" table:align="left"/>
    </style:style>
    <style:style style:name="Table2.A" style:family="table-column">
      <style:table-column-properties style:column-width="7.516cm"/>
    </style:style>
    <style:style style:name="Table2.A1" style:family="table-cell">
      <style:table-cell-properties style:vertical-align="middle" fo:background-color="#eeeeee" fo:padding="0cm" fo:border="none">
        <style:background-image/>
      </style:table-cell-properties>
    </style:style>
    <style:style style:name="Table3" style:family="table">
      <style:table-properties style:width="7.516cm" table:align="left"/>
    </style:style>
    <style:style style:name="Table3.A" style:family="table-column">
      <style:table-column-properties style:column-width="7.516cm"/>
    </style:style>
    <style:style style:name="Table3.A1" style:family="table-cell">
      <style:table-cell-properties style:vertical-align="middle" fo:background-color="#eeeeee" fo:padding="0cm" fo:border="none">
        <style:background-image/>
      </style:table-cell-properties>
    </style:style>
    <style:style style:name="Table4" style:family="table">
      <style:table-properties style:width="11.628cm" table:align="left"/>
    </style:style>
    <style:style style:name="Table4.A" style:family="table-column">
      <style:table-column-properties style:column-width="11.628cm"/>
    </style:style>
    <style:style style:name="Table4.A1" style:family="table-cell">
      <style:table-cell-properties style:vertical-align="middle" fo:background-color="#eeeeee" fo:padding="0cm" fo:border="none">
        <style:background-image/>
      </style:table-cell-properties>
    </style:style>
    <style:style style:name="P1" style:family="paragraph" style:parent-style-name="Standard">
      <style:text-properties fo:color="#bf819e" style:font-name="Ubuntu" fo:font-size="13pt" fo:font-style="normal" fo:font-weight="bold" officeooo:rsid="00011c13" officeooo:paragraph-rsid="00011c13" style:font-size-asian="13pt" style:font-style-asian="normal" style:font-weight-asian="bold" style:font-size-complex="13pt" style:font-style-complex="normal" style:font-weight-complex="bold"/>
    </style:style>
    <style:style style:name="P2" style:family="paragraph" style:parent-style-name="Standard">
      <style:text-properties style:font-name="Ubuntu"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style:font-name="monospace" fo:font-size="10.5pt"/>
    </style:style>
    <style:style style:name="P4"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style:font-name="monospace" fo:font-size="10.5pt"/>
    </style:style>
    <style:style style:name="P5" style:family="paragraph" style:parent-style-name="Heading_20_2">
      <style:text-properties fo:font-variant="normal" fo:text-transform="none" fo:color="#d3452f" style:font-name="Ubuntu" fo:font-size="13pt" fo:letter-spacing="normal" fo:font-style="normal" fo:font-weight="normal" officeooo:rsid="00011c13" officeooo:paragraph-rsid="00011c13" style:font-size-asian="13pt" style:font-style-asian="normal" style:font-weight-asian="bold" style:font-size-complex="13pt" style:font-style-complex="normal" style:font-weight-complex="bold"/>
    </style:style>
    <style:style style:name="P6" style:family="paragraph" style:parent-style-name="Heading_20_2">
      <style:paragraph-properties fo:margin-left="0cm" fo:margin-right="0cm" fo:orphans="2" fo:widows="2" fo:text-indent="0cm" style:auto-text-indent="false"/>
      <style:text-properties fo:font-variant="normal" fo:text-transform="none" fo:color="#ff0000" style:font-name="Open Sans" fo:font-size="15.75pt" fo:letter-spacing="normal" fo:font-style="normal" fo:font-weight="normal" officeooo:rsid="0002380f" officeooo:paragraph-rsid="0002380f" style:font-size-asian="13pt" style:font-size-complex="13pt"/>
    </style:style>
    <style:style style:name="P7"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ff0000" style:font-name="Open Sans" fo:font-size="15.75pt" fo:letter-spacing="normal" fo:font-style="normal" fo:font-weight="normal"/>
    </style:style>
    <style:style style:name="P8" style:family="paragraph" style:parent-style-name="Text_20_body" style:list-style-name="L1">
      <style:paragraph-properties fo:orphans="2" fo:widows="2"/>
    </style:style>
    <style:style style:name="P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1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2380f" officeooo:paragraph-rsid="0002380f" style:font-size-asian="13pt" style:font-size-complex="13pt"/>
    </style:style>
    <style:style style:name="P1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371dd" officeooo:paragraph-rsid="000371dd" style:font-size-asian="13pt" style:font-size-complex="13pt"/>
    </style:style>
    <style:style style:name="P1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style:text-underline-style="solid" style:text-underline-width="auto" style:text-underline-color="font-color" fo:font-weight="bold" style:font-size-asian="13pt" style:font-weight-asian="bold" style:font-size-complex="13pt" style:font-weight-complex="bold"/>
    </style:style>
    <style:style style:name="P13" style:family="paragraph" style:parent-style-name="Text_20_body">
      <style:paragraph-properties fo:margin-left="0cm" fo:margin-right="0cm" fo:orphans="2" fo:widows="2" fo:text-indent="0cm" style:auto-text-indent="false"/>
      <style:text-properties fo:font-variant="normal" fo:text-transform="none" fo:color="#000000" style:font-name="Ubuntu" fo:font-size="13pt" fo:letter-spacing="normal" fo:font-style="normal" fo:font-weight="normal" style:font-size-asian="13pt" style:font-size-complex="13pt"/>
    </style:style>
    <style:style style:name="P14" style:family="paragraph" style:parent-style-name="Text_20_body">
      <style:paragraph-properties fo:margin-left="0cm" fo:margin-right="0cm" fo:orphans="2" fo:widows="2" fo:text-indent="0cm" style:auto-text-indent="false"/>
      <style:text-properties fo:font-variant="normal" fo:text-transform="none" fo:color="#000000" style:font-name="Ubuntu" fo:font-size="13pt" fo:letter-spacing="normal" fo:font-style="normal" fo:font-weight="normal" officeooo:rsid="0002380f" officeooo:paragraph-rsid="0002380f" style:font-size-asian="13pt" style:font-size-complex="13pt"/>
    </style:style>
    <style:style style:name="P15" style:family="paragraph" style:parent-style-name="Text_20_body">
      <style:paragraph-properties fo:margin-left="0cm" fo:margin-right="0cm" fo:orphans="2" fo:widows="2" fo:text-indent="0cm" style:auto-text-indent="false"/>
      <style:text-properties fo:font-variant="normal" fo:text-transform="none" fo:color="#81d41a" style:font-name="Ubuntu" fo:font-size="13pt" fo:letter-spacing="normal" fo:font-style="normal" fo:font-weight="normal" style:font-size-asian="13pt" style:font-size-complex="13pt"/>
    </style:style>
    <style:style style:name="P16"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71dd" officeooo:paragraph-rsid="000371dd" style:font-size-asian="13pt" style:font-size-complex="13pt"/>
    </style:style>
    <style:style style:name="P17"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e03c" officeooo:paragraph-rsid="0003e03c" style:font-size-asian="13pt" style:font-size-complex="13pt"/>
    </style:style>
    <style:style style:name="P18" style:family="paragraph" style:parent-style-name="Text_20_body">
      <style:paragraph-properties fo:margin-left="0cm" fo:margin-right="0cm" fo:orphans="2" fo:widows="2" fo:text-indent="0cm" style:auto-text-indent="false"/>
    </style:style>
    <style:style style:name="P19" style:family="paragraph" style:parent-style-name="Text_20_body">
      <style:paragraph-properties fo:margin-left="0cm" fo:margin-right="0cm" fo:margin-top="0cm" fo:margin-bottom="0cm" loext:contextual-spacing="false" fo:orphans="2" fo:widows="2" fo:text-indent="0cm" style:auto-text-indent="false"/>
    </style:style>
    <style:style style:name="P20" style:family="paragraph" style:parent-style-name="Text_20_body">
      <style:paragraph-properties fo:margin-top="0cm" fo:margin-bottom="0cm" loext:contextual-spacing="false"/>
    </style:style>
    <style:style style:name="T1" style:family="text">
      <style:text-properties fo:color="#000000" fo:font-weight="normal" style:font-weight-asian="normal" style:font-weight-complex="normal"/>
    </style:style>
    <style:style style:name="T2" style:family="text">
      <style:text-properties fo:color="#000000" style:font-weight-asian="normal" style:font-weight-complex="normal"/>
    </style:style>
    <style:style style:name="T3" style:family="text">
      <style:text-properties fo:color="#81d41a"/>
    </style:style>
    <style:style style:name="T4" style:family="text">
      <style:text-properties fo:font-weight="bold" style:font-weight-asian="bold" style:font-weight-complex="bold"/>
    </style:style>
    <style:style style:name="T5" style:family="text">
      <style:text-properties fo:font-variant="normal" fo:text-transform="none" fo:color="#000000" style:font-name="Open Sans" fo:font-size="10.5pt" fo:letter-spacing="normal" fo:font-style="normal" fo:font-weight="normal"/>
    </style:style>
    <style:style style:name="T6" style:family="text">
      <style:text-properties fo:font-variant="normal" fo:text-transform="none" fo:color="#000000" style:font-name="Open Sans" fo:font-size="10.5pt" fo:letter-spacing="normal" fo:font-style="normal" fo:font-weight="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7" style:family="text">
      <style:text-properties fo:font-variant="normal" fo:text-transform="none" fo:color="#000000" style:font-name="Open Sans" fo:font-size="10.5pt" fo:letter-spacing="normal" fo:font-style="normal" fo:font-weight="bold" style:font-weight-asian="bold" style:font-weight-complex="bold"/>
    </style:style>
    <style:style style:name="T8" style:family="text">
      <style:text-properties fo:color="#339933"/>
    </style:style>
    <style:style style:name="T9" style:family="text">
      <style:text-properties fo:color="#0000ff"/>
    </style:style>
    <style:style style:name="T10" style:family="text">
      <style:text-properties fo:color="#b1b100"/>
    </style:style>
    <style:style style:name="T11" style:family="text">
      <style:text-properties fo:color="#009900"/>
    </style:style>
    <style:style style:name="T12" style:family="text">
      <style:text-properties fo:color="#cc66c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YTHON 3 <text:s text:c="5"/>LEERMETHODE <text:s text:c="2"/>BASELIER. <text:s text:c="14"/>Samenvatting</text:p>
      <text:p text:style-name="P1"><text:span text:style-name="T1"/></text:p>
      <text:h text:style-name="P5" text:outline-level="2"><text:span text:style-name="T2">VARIABELE</text:span></text:h>
      <text:p text:style-name="P13">Een variabele in Python is een geheugenlocatie waar waardes opgeslagen kunnen worden. Een variabele wordt aangegeven tussen “quotes” en met een = teken. Dus:</text:p>
      <text:p text:style-name="P14"><text:span text:style-name="T3">naam = ”Teuntje”</text:span></text:p>
      <text:p text:style-name="P14"><text:span text:style-name="T3">achternaam = “Hulscher”</text:span></text:p>
      <text:p text:style-name="P14"><text:span text:style-name="T3">print (naam +’ ’+ achternaam)</text:span></text:p>
      <text:p text:style-name="P10">Variabelen kunnen gevuld worden met alle <text:span text:style-name="T4">5 standaard data typen</text:span> die Python ondersteund. Dus: numbers, strings, lists, tuple en dictionary.</text:p>
      <text:h text:style-name="P6" text:outline-level="2">DATA TYPEN</text:h>
      <text:p text:style-name="P9">Zoals hierboven al vermeld ondersteund Python 5 default data typen. Alle 5 deze data types hebben hun eigen eigenschappen en voordelen. Ik zal ze even toelichten:</text:p>
      <text:h text:style-name="P7" text:outline-level="2">DATA TYPE “NUMBERS”</text:h>
      <text:p text:style-name="P9">Numbers zijn nummers. Dus geen letters of speciale karakters maar gewoon nummers. Het number object wordt aangemaakt zodra er een numerieke waarde wordt toegewezen. Numerieke waarden hoeven niet tussen quotes geplaatst te worden.</text:p>
      <text:p text:style-name="P16">getal = 12</text:p>
      <text:p text:style-name="P16">print (getal)</text:p>
      <text:p text:style-name="P11">Numerieke waarde die door een spatie gescheiden worden moeten wel met quotes gedefinieerd worden (en zijn dus een string en geen number value).</text:p>
      <text:p text:style-name="P17">getal = “ 12a 11a 10a “</text:p>
      <text:p text:style-name="P17">print (getal)</text:p>
      <text:p text:style-name="P12">Number data types kennen de volgende subtypen:</text:p>
      <text:list xml:id="list2568321378" text:style-name="L1">
        <text:list-item>
          <text:p text:style-name="P8"><text:span text:style-name="Strong_20_Emphasis"><text:span text:style-name="T7">Int </text:span></text:span><text:span text:style-name="T7">(plain integer)</text:span><text:span text:style-name="T5"><text:line-break/>Numerieke waarde welke altijd een rond getal vormt. Dus zonder k punten. B.v. 110, 20, 33 etc.</text:span></text:p>
        </text:list-item>
        <text:list-item>
          <text:p text:style-name="P8"><text:span text:style-name="Strong_20_Emphasis"><text:span text:style-name="T7">Long </text:span></text:span><text:span text:style-name="T7">(long integer)</text:span><text:span text:style-name="T5"><text:line-break/>Dit zijn lange integers hebben dezelfde beperkingen als normale integers maar kunnen onbeperkt lang zijn. De voorwaarde is wel dat ze afgesloten worden met de letter L (hoofdletter of kleine letter). B.v. 12345678900987654321L</text:span></text:p>
        </text:list-item>
        <text:list-item>
          <text:p text:style-name="P8"><text:span text:style-name="Strong_20_Emphasis"><text:span text:style-name="T7">Float </text:span></text:span><text:span text:style-name="T7">(floating point numbers)</text:span><text:span text:style-name="T5"><text:line-break/>Float numbers representeren decimale getallen en deelgetallen. Deze getallen kunnen dus wel met een punt gescheiden worden. Ook kunnen Floats als wetenschappelijke notitie geschreven worden waarbij de E of e “de macht van” betekend. B.v. 0,0 en -32.000 of 32.3+e12.</text:span></text:p>
        </text:list-item>
        <text:list-item>
          <text:p text:style-name="P8"><text:soft-page-break/><text:span text:style-name="Strong_20_Emphasis"><text:span text:style-name="T7">Complex </text:span></text:span><text:span text:style-name="T7">(complex numbers)</text:span><text:span text:style-name="T5"><text:line-break/>Complex numbers worden geschreven in het formaat “a + bJ”. Een complex getal bestaat dus uit een geordend paar “Floats” met a + b, waarbij a en b de reële getallen (floats) zijn en de j de denkbeeldige eenheid. Een Complex eindigt dus altijd met de hoofdletter of kleine letter “J”. B.v. 4.53e-7J of 45.J</text:span></text:p>
        </text:list-item>
        <text:list-item>
          <text:p text:style-name="P8"><text:span text:style-name="Strong_20_Emphasis"><text:span text:style-name="T7">Data type “Strings”</text:span></text:span><text:span text:style-name="T5"><text:line-break/>Een string is een aaneengesloten reeks karakters tussen aanhalingstekens / quotes. Deelverzamelingen van strings kunnen worden gemaakt met een zogenaamde “slice operator” ([] en [:]) waarbij de index start met 0.</text:span></text:p>
        </text:list-item>
      </text:list>
      <text:p text:style-name="P9">De output van een string wanneer er een deelverzameling (index referentie) wordt gebruikt ziet er zo uit:</text:p>
      <table:table table:name="Table1" table:style-name="Table1">
        <table:table-column table:style-name="Table1.A"/>
        <table:table-row>
          <table:table-cell table:style-name="Table1.A1" office:value-type="string">
            <text:p text:style-name="P3">string<text:span text:style-name="T8">=</text:span><text:span text:style-name="T9">"Deze regel is een string"</text:span></text:p>
            <text:p text:style-name="P4"><text:span text:style-name="T10">print</text:span><text:span text:style-name="T11">(</text:span>string<text:span text:style-name="T11">[</text:span><text:span text:style-name="T12">0</text:span><text:span text:style-name="T8">:</text:span><text:span text:style-name="T12">10</text:span><text:span text:style-name="T11">])</text:span></text:p>
          </table:table-cell>
        </table:table-row>
      </table:table>
      <text:p text:style-name="P18"><text:span text:style-name="Strong_20_Emphasis"><text:span text:style-name="T6">==Output==</text:span></text:span><text:span text:style-name="T6"><text:line-break/></text:span><text:span text:style-name="Emphasis"><text:span text:style-name="T6">Deze regel</text:span></text:span></text:p>
      <text:p text:style-name="P9">Om pas v.a. het 10e karakter te starten eindig je met een dubbele punt zonder achtervoegsel:</text:p>
      <table:table table:name="Table2" table:style-name="Table2">
        <table:table-column table:style-name="Table2.A"/>
        <table:table-row>
          <table:table-cell table:style-name="Table2.A1" office:value-type="string">
            <text:p text:style-name="P3">string<text:span text:style-name="T8">=</text:span><text:span text:style-name="T9">"Deze regel is een string"</text:span></text:p>
            <text:p text:style-name="P4"><text:span text:style-name="T10">print</text:span><text:span text:style-name="T11">(</text:span>string<text:span text:style-name="T11">[</text:span><text:span text:style-name="T12">10</text:span><text:span text:style-name="T8">:</text:span><text:span text:style-name="T11">])</text:span></text:p>
          </table:table-cell>
        </table:table-row>
      </table:table>
      <text:p text:style-name="P19"><text:span text:style-name="Strong_20_Emphasis"><text:span text:style-name="T6">==Output==</text:span></text:span><text:span text:style-name="T6"><text:line-break/></text:span><text:span text:style-name="Emphasis"><text:span text:style-name="T6">is een string</text:span></text:span></text:p>
      <text:p text:style-name="P20"><text:line-break/><text:span text:style-name="T5">Het + symbool kun je als volgt gebruiken:</text:span></text:p>
      <table:table table:name="Table3" table:style-name="Table3">
        <table:table-column table:style-name="Table3.A"/>
        <table:table-row>
          <table:table-cell table:style-name="Table3.A1" office:value-type="string">
            <text:p text:style-name="P3">string<text:span text:style-name="T8">=</text:span><text:span text:style-name="T9">"Deze regel is een string"</text:span></text:p>
            <text:p text:style-name="P4"><text:span text:style-name="T10">print</text:span><text:span text:style-name="T11">(</text:span>string <text:span text:style-name="T8">+</text:span> <text:span text:style-name="T9">"!!!!!!"</text:span><text:span text:style-name="T11">)</text:span></text:p>
          </table:table-cell>
        </table:table-row>
      </table:table>
      <text:p text:style-name="P19"><text:span text:style-name="Strong_20_Emphasis"><text:span text:style-name="T6">==Output==</text:span></text:span><text:span text:style-name="T6"><text:line-break/></text:span><text:span text:style-name="Emphasis"><text:span text:style-name="T6">Deze regel is een string!!!!!!</text:span></text:span></text:p>
      <text:p text:style-name="P20"><text:span text:style-name="T5"/></text:p>
      <text:p text:style-name="P20"><text:span text:style-name="Strong_20_Emphasis"><text:span text:style-name="T5">Data type “Lists”</text:span></text:span><text:span text:style-name="T5"><text:line-break/>Een list in Python is eigenlijk een uitgebreide variabele. Een list wordt gevuld met verschillende waardes die gescheiden worden door een komma. Deze lijst staat tussen brackets []. Een List kan vergeleken worden met een array in bash of C. Het enige verschil is dat alle items in de list van een ander datatype kunnen zijn.</text:span></text:p>
      <text:p text:style-name="P9">De waardes in een lijst kunnen net als bij strings bewerkt worden met de [], [:]. * en + operators.</text:p>
      <text:p text:style-name="P9">Een voorbeeld:</text:p>
      <table:table table:name="Table4" table:style-name="Table4">
        <table:table-column table:style-name="Table4.A"/>
        <table:table-row>
          <table:table-cell table:style-name="Table4.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4">list2 <text:span text:style-name="T8">=</text:span><text:span text:style-name="T11">[</text:span><text:span text:style-name="T12">1000</text:span><text:span text:style-name="T8">,</text:span> <text:span text:style-name="T12">2000</text:span><text:span text:style-name="T11">]</text:span></text:p>
            <text:p text:style-name="P4"><text:span text:style-name="T10">print</text:span><text:span text:style-name="T11">(</text:span>list1<text:span text:style-name="T11">)</text:span></text:p>
          </table:table-cell>
        </table:table-row>
      </table:table>
      <text:p text:style-name="P19"><text:span text:style-name="Strong_20_Emphasis"><text:span text:style-name="T6">==Output==</text:span></text:span><text:span text:style-name="T6"><text:line-break/></text:span><text:span text:style-name="Emphasis"><text:span text:style-name="T6">[‘item1’, ‘item2’, ‘item3’, ‘item4’, ‘item5’]</text:span></text:span></text:p>
      <text:p text:style-name="P20"><text:span text:style-name="T5"/></text:p>
      <text:p text:style-name="P18"><text:span text:style-name="T5"/></text:p>
      <text:p text:style-name="P18"><text:soft-page-break/><text:span text:style-name="T5"/></text:p>
      <text:p text:style-name="P15"/>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Lohit Devanagari" svg:font-family="'Lohit Devanagari'" style:font-pitch="variable"/>
    <style:font-face style:name="Ubuntu" svg:font-family="Ubuntu"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4T11:04:45.702108068</meta:creation-date>
    <dc:date>2019-06-14T14:35:34.284720776</dc:date>
    <meta:editing-duration>PT24M58S</meta:editing-duration>
    <meta:editing-cycles>5</meta:editing-cycles>
    <meta:generator>LibreOffice/6.2.4.2.0$Linux_X86_64 LibreOffice_project/b154c0ac6cf11bc010cb60509e6db2f74a9a9fa3</meta:generator>
    <meta:document-statistic meta:table-count="4" meta:image-count="0" meta:object-count="0" meta:page-count="3" meta:paragraph-count="41" meta:word-count="537" meta:character-count="3406" meta:non-whitespace-character-count="2893"/>
  </office:meta>
</office:document-meta>
</file>